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enderer.prepareRender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Renderer.encodeEnd( FacesContext facesContext , UIComponent componen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ImageRenderer.createSrc( String src , String 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mageRenderer.isDisabled( UIGraphic graphi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